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9AE664FB7A1FB6D6CC.png" manifest:media-type="image/png"/>
  <manifest:file-entry manifest:full-path="Pictures/10000000000002A8000004B0CDD429CB97A64D7C.png" manifest:media-type="image/png"/>
  <manifest:file-entry manifest:full-path="Pictures/100000010000016100000212FEF7FB305DC928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39cm" svg:height="14.022cm" svg:x="5.5cm" svg:y="13cm">
          <draw:image xlink:href="Pictures/100000010000016100000212FEF7FB305DC92821.png" xlink:type="simple" xlink:show="embed" xlink:actuate="onLoad" draw:mime-type="image/png">
            <text:p/>
          </draw:image>
        </draw:frame>
        <draw:g draw:name="Group object 1">
          <draw:frame draw:style-name="gr2" draw:text-style-name="P2" draw:layer="layout" svg:width="5.471cm" svg:height="9.655cm" svg:x="7.866cm" svg:y="2.81cm">
            <draw:image xlink:href="Pictures/10000000000002A8000004B0CDD429CB97A64D7C.png" xlink:type="simple" xlink:show="embed" xlink:actuate="onLoad" draw:mime-type="image/png">
              <text:p/>
            </draw:image>
          </draw:frame>
          <draw:frame draw:style-name="gr2" draw:text-style-name="P2" draw:layer="layout" svg:width="14.027cm" svg:height="9.342cm" draw:transform="rotate (-1.5707963267949) translate (15.299cm 13.122cm)">
            <draw:image xlink:href="Pictures/10000000000003E80000029AE664FB7A1FB6D6CC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14:13:06.369610098</meta:creation-date>
    <dc:date>2023-03-06T14:16:39.009725272</dc:date>
    <meta:editing-duration>PT3M33S</meta:editing-duration>
    <meta:editing-cycles>1</meta:editing-cycles>
    <meta:document-statistic meta:object-count="4"/>
    <meta:generator>LibreOffice/7.3.7.2$Linux_X86_64 LibreOffice_project/30$Build-2</meta:generator>
  </office:meta>
</office:document-meta>
</file>